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/>
    </style:style>
    <style:style style:name="gr9" style:family="graphic" style:parent-style-name="standard">
      <style:graphic-properties draw:stroke="none" svg:stroke-color="#000000" draw:fill="none" draw:fill-color="#ffffff" fo:min-height="0.4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6cm" svg:height="1.9cm" svg:x="6.7cm" svg:y="11.461cm">
          <text:p text:style-name="P1"><text:span text:style-name="T1">FT817</text:span></text:p>
        </draw:rect>
        <draw:rect draw:style-name="gr2" draw:text-style-name="P1" draw:layer="layout" svg:width="1.557cm" svg:height="1.876cm" svg:x="1.2cm" svg:y="11.5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1.6cm" svg:height="1.9cm" svg:x="4.1cm" svg:y="11.5cm">
          <text:p text:style-name="P1"><text:span text:style-name="T1">IC7100</text:span></text:p>
        </draw:rect>
        <draw:custom-shape draw:style-name="gr5" draw:text-style-name="P1" draw:layer="layout" svg:width="1.4cm" svg:height="1.4cm" svg:x="4.2cm" svg:y="8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0.4cm" svg:height="0.4cm" svg:x="4.3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0.4cm" svg:height="0.4cm" svg:x="5.1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0" draw:id="id20" draw:layer="layout" svg:width="0.4cm" svg:height="0.4cm" svg:x="4.7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596cm" svg:y="6.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6.396cm" svg:y="6.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996cm" svg:y="5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5.5cm" svg:y="3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4" draw:id="id14" draw:layer="layout" svg:width="0.4cm" svg:height="0.4cm" svg:x="5.6cm" svg:y="3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0.4cm" svg:height="0.4cm" svg:x="6.4cm" svg:y="3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8" draw:id="id18" draw:layer="layout" svg:width="0.4cm" svg:height="0.4cm" svg:x="6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6.7cm" svg:y="8.3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0.4cm" svg:height="0.4cm" svg:x="6.8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0.4cm" svg:height="0.4cm" svg:x="7.6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2" draw:id="id22" draw:layer="layout" svg:width="0.4cm" svg:height="0.4cm" svg:x="7.2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0.8cm" svg:height="0.512cm" svg:x="3.9cm" svg:y="10.7cm">
          <text:p text:style-name="P1"><text:span text:style-name="T2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3.1cm" svg:height="0.624cm" svg:x="5.241cm" svg:y="0.959cm">
          <draw:text-box>
            <text:p text:style-name="P2"><text:span text:style-name="T3">2/4/6/70 Colinear</text:span></text:p>
          </draw:text-box>
        </draw:frame>
        <draw:custom-shape draw:style-name="gr7" draw:text-style-name="P1" xml:id="id8" draw:id="id8" draw:layer="layout" svg:width="0.8cm" svg:height="0.612cm" svg:x="1.961cm" svg:y="1.54cm">
          <text:p text:style-name="P1"><text:span text:style-name="T2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6" draw:id="id16" draw:layer="layout" svg:width="0.8cm" svg:height="0.512cm" svg:x="6.2cm" svg:y="1.588cm">
          <text:p text:style-name="P1"><text:span text:style-name="T2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2.1cm" svg:height="0.676cm" svg:x="1.48cm" svg:y="0.882cm">
          <draw:text-box>
            <text:p><text:span text:style-name="T3">80-10 EFD</text:span></text:p>
          </draw:text-box>
        </draw:frame>
        <draw:custom-shape draw:style-name="gr7" draw:text-style-name="P1" xml:id="id5" draw:id="id5" draw:layer="layout" svg:width="0.8cm" svg:height="0.512cm" svg:x="5.1cm" svg:y="10.688cm">
          <text:p text:style-name="P1"><text:span text:style-name="T2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0.8cm" svg:height="0.512cm" svg:x="6.358cm" svg:y="10.7cm">
          <text:p text:style-name="P1"><text:span text:style-name="T2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1" draw:id="id11" draw:layer="layout" svg:width="0.674cm" svg:height="0.494cm" svg:x="1.626cm" svg:y="10.7cm">
          <text:p text:style-name="P1"><text:span text:style-name="T2">R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4cm" svg:height="1.4cm" svg:x="1.661cm" svg:y="2.4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2" draw:id="id12" draw:layer="layout" svg:width="0.4cm" svg:height="0.4cm" svg:x="1.761cm" svg:y="3.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0.4cm" svg:height="0.4cm" svg:x="2.561cm" svg:y="3.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4cm" svg:height="0.4cm" svg:x="2.161cm" svg:y="2.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597cm" svg:y="6.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6.397cm" svg:y="6.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997cm" svg:y="5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758cm" svg:y1="10.7cm" svg:x2="7cm" svg:y2="9.6cm" draw:start-shape="id1" draw:start-glue-point="0" draw:end-shape="id2" draw:end-glue-point="8" svg:d="M6758 10700v-550h242v-550">
          <text:p/>
        </draw:connector>
        <draw:connector draw:style-name="gr3" draw:text-style-name="P1" draw:layer="layout" svg:x1="4.3cm" svg:y1="10.7cm" svg:x2="4.5cm" svg:y2="9.6cm" draw:start-shape="id3" draw:start-glue-point="0" draw:end-shape="id4" draw:end-glue-point="8" svg:d="M4300 10700v-550h200v-550">
          <text:p/>
        </draw:connector>
        <draw:connector draw:style-name="gr3" draw:text-style-name="P1" draw:layer="layout" svg:x1="5.5cm" svg:y1="10.688cm" svg:x2="5.3cm" svg:y2="9.6cm" draw:start-shape="id5" draw:start-glue-point="0" draw:end-shape="id6" draw:end-glue-point="8" svg:d="M5500 10688v-544h-200v-544">
          <text:p/>
        </draw:connector>
        <draw:connector draw:style-name="gr3" draw:text-style-name="P1" draw:layer="layout" svg:x1="2.361cm" svg:y1="2.54cm" svg:x2="2.361cm" svg:y2="2.152cm" draw:start-shape="id7" draw:start-glue-point="4" draw:end-shape="id8" draw:end-glue-point="2" svg:d="M2361 2540v-388">
          <text:p/>
        </draw:connector>
        <draw:custom-shape draw:style-name="gr5" draw:text-style-name="P1" draw:layer="layout" svg:width="1.4cm" svg:height="1.4cm" svg:x="5.5cm" svg:y="5.7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9" draw:id="id19" draw:layer="layout" svg:width="0.4cm" svg:height="0.4cm" svg:x="5.598cm" svg:y="6.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1" draw:id="id21" draw:layer="layout" svg:width="0.4cm" svg:height="0.4cm" svg:x="6.398cm" svg:y="6.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7" draw:id="id17" draw:layer="layout" svg:width="0.4cm" svg:height="0.4cm" svg:x="5.998cm" svg:y="5.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7cm" svg:height="0.806cm" svg:x="1.001cm" svg:y="2.4cm">
          <draw:text-box>
            <text:p><text:span text:style-name="T4">1</text:span></text:p>
          </draw:text-box>
        </draw:frame>
        <draw:frame draw:style-name="gr11" draw:text-style-name="P5" draw:layer="layout" svg:width="1.1cm" svg:height="0.64cm" svg:x="0.9cm" svg:y="3.26cm">
          <draw:text-box>
            <text:p><text:span text:style-name="T5">NC</text:span></text:p>
          </draw:text-box>
        </draw:frame>
        <draw:custom-shape draw:style-name="gr7" draw:text-style-name="P1" xml:id="id9" draw:id="id9" draw:layer="layout" svg:width="0.8cm" svg:height="0.512cm" svg:x="7.6cm" svg:y="10.688cm">
          <text:p text:style-name="P1"><text:span text:style-name="T2">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cm" svg:y1="10.688cm" svg:x2="7.8cm" svg:y2="9.6cm" draw:start-shape="id9" draw:start-glue-point="0" draw:end-shape="id10" draw:end-glue-point="8" svg:d="M8000 10688v-544h-200v-544">
          <text:p/>
        </draw:connector>
        <draw:connector draw:style-name="gr3" draw:text-style-name="P1" draw:layer="layout" svg:x1="1.963cm" svg:y1="10.7cm" svg:x2="1.961cm" svg:y2="3.74cm" draw:start-shape="id11" draw:start-glue-point="0" draw:end-shape="id12" draw:end-glue-point="8" svg:d="M1963 10700v-3480h-2v-3480">
          <text:p/>
        </draw:connector>
        <draw:connector draw:style-name="gr3" draw:text-style-name="P1" draw:layer="layout" svg:x1="2.761cm" svg:y1="3.74cm" svg:x2="5.8cm" svg:y2="3.7cm" draw:start-shape="id13" draw:start-glue-point="8" draw:end-shape="id14" draw:end-glue-point="8" svg:d="M2761 3740v501h1520v-1042h1519v501">
          <text:p/>
        </draw:connector>
        <draw:connector draw:style-name="gr3" draw:text-style-name="P1" draw:layer="layout" svg:x1="6.6cm" svg:y1="3.7cm" svg:x2="6.6cm" svg:y2="2.1cm" draw:start-shape="id15" draw:start-glue-point="8" draw:end-shape="id16" draw:end-glue-point="2" svg:d="M6600 3700v-1600">
          <text:p/>
        </draw:connector>
        <draw:connector draw:style-name="gr3" draw:text-style-name="P1" draw:layer="layout" svg:x1="6.198cm" svg:y1="5.84cm" svg:x2="6.2cm" svg:y2="4.9cm" draw:start-shape="id17" draw:start-glue-point="4" draw:end-shape="id18" draw:end-glue-point="4" svg:d="M6198 5840v-470h2v-470">
          <text:p/>
        </draw:connector>
        <draw:connector draw:style-name="gr3" draw:text-style-name="P1" draw:layer="layout" svg:x1="5.798cm" svg:y1="7.04cm" svg:x2="4.9cm" svg:y2="8.4cm" draw:start-shape="id19" draw:start-glue-point="8" draw:end-shape="id20" draw:end-glue-point="4" svg:d="M5798 7040v680h-898v680">
          <text:p/>
        </draw:connector>
        <draw:connector draw:style-name="gr3" draw:text-style-name="P1" draw:layer="layout" svg:x1="6.598cm" svg:y1="7.04cm" svg:x2="7.4cm" svg:y2="8.4cm" draw:start-shape="id21" draw:start-glue-point="8" draw:end-shape="id22" draw:end-glue-point="4" svg:d="M6598 7040v680h802v680">
          <text:p/>
        </draw:connector>
        <draw:frame draw:style-name="gr10" draw:layer="layout" svg:width="0.7cm" svg:height="0.806cm" svg:x="4.8cm" svg:y="4.2cm">
          <draw:text-box>
            <text:p><text:span text:style-name="T4">2</text:span></text:p>
          </draw:text-box>
        </draw:frame>
        <draw:frame draw:style-name="gr10" draw:layer="layout" svg:width="0.7cm" svg:height="0.806cm" svg:x="4.8cm" svg:y="5.9cm">
          <draw:text-box>
            <text:p><text:span text:style-name="T4">3</text:span></text:p>
          </draw:text-box>
        </draw:frame>
        <draw:frame draw:style-name="gr12" draw:layer="layout" svg:width="0.7cm" svg:height="0.806cm" svg:x="3.5cm" svg:y="8.394cm">
          <draw:text-box>
            <text:p><text:span text:style-name="T4">4</text:span></text:p>
          </draw:text-box>
        </draw:frame>
        <draw:frame draw:style-name="gr13" draw:layer="layout" svg:width="0.7cm" svg:height="0.806cm" svg:x="8cm" svg:y="8.294cm">
          <draw:text-box>
            <text:p><text:span text:style-name="T4">5</text:span></text:p>
          </draw:text-box>
        </draw:frame>
        <draw:frame draw:style-name="gr11" draw:text-style-name="P5" draw:layer="layout" svg:width="1.1cm" svg:height="0.64cm" svg:x="3.4cm" svg:y="9.16cm">
          <draw:text-box>
            <text:p><text:span text:style-name="T5">NC</text:span></text:p>
          </draw:text-box>
        </draw:frame>
        <draw:frame draw:style-name="gr11" draw:text-style-name="P5" draw:layer="layout" svg:width="1.1cm" svg:height="0.64cm" svg:x="4.7cm" svg:y="6.56cm">
          <draw:text-box>
            <text:p><text:span text:style-name="T5">NC</text:span></text:p>
          </draw:text-box>
        </draw:frame>
        <draw:frame draw:style-name="gr11" draw:text-style-name="P5" draw:layer="layout" svg:width="1.1cm" svg:height="0.64cm" svg:x="6.8cm" svg:y="3.66cm">
          <draw:text-box>
            <text:p><text:span text:style-name="T5">NC</text:span></text:p>
          </draw:text-box>
        </draw:frame>
        <draw:frame draw:style-name="gr11" draw:text-style-name="P5" draw:layer="layout" svg:width="1.1cm" svg:height="0.64cm" svg:x="5.9cm" svg:y="9.1cm">
          <draw:text-box>
            <text:p><text:span text:style-name="T5">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20-05-27T09:58:14.59</dc:date>
    <dc:creator>Bob Cowdery</dc:creator>
    <meta:editing-duration>PT5H27M1S</meta:editing-duration>
    <meta:editing-cycles>21</meta:editing-cycles>
    <meta:generator>OpenOffice/4.1.2$Win32 OpenOffice.org_project/412m3$Build-9782</meta:generator>
    <meta:document-statistic meta:object-count="61"/>
  </office:meta>
</office:document-meta>
</file>